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7mm"/>
    </style:style>
    <style:style style:name="co2" style:family="table-column">
      <style:table-column-properties fo:break-before="auto" style:column-width="15.96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TSK_20_Count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SK Counts" table:style-name="ta1">
        <office:forms form:automatic-focus="false" form:apply-design-mode="false"/>
        <table:table-column table:style-name="co1" table:number-columns-repeated="19" table:default-cell-style-name="Default"/>
        <table:table-column table:style-name="co2" table:number-columns-repeated="1005" table:default-cell-style-name="Default"/>
        <table:table-row table:style-name="ro1">
          <table:table-cell office:value-type="string" calcext:value-type="string">
            <text:p>Alnus</text:p>
          </table:table-cell>
          <table:table-cell office:value-type="string" calcext:value-type="string">
            <text:p>Betula</text:p>
          </table:table-cell>
          <table:table-cell office:value-type="string" calcext:value-type="string">
            <text:p>Carpinus</text:p>
          </table:table-cell>
          <table:table-cell office:value-type="string" calcext:value-type="string">
            <text:p>Corylus</text:p>
          </table:table-cell>
          <table:table-cell office:value-type="string" calcext:value-type="string">
            <text:p>Fagus</text:p>
          </table:table-cell>
          <table:table-cell office:value-type="string" calcext:value-type="string">
            <text:p>Fraxinus</text:p>
          </table:table-cell>
          <table:table-cell office:value-type="string" calcext:value-type="string">
            <text:p>Picea</text:p>
          </table:table-cell>
          <table:table-cell office:value-type="string" calcext:value-type="string">
            <text:p>Pinus</text:p>
          </table:table-cell>
          <table:table-cell office:value-type="string" calcext:value-type="string">
            <text:p>Quercus</text:p>
          </table:table-cell>
          <table:table-cell office:value-type="string" calcext:value-type="string">
            <text:p>Tilia</text:p>
          </table:table-cell>
          <table:table-cell office:value-type="string" calcext:value-type="string">
            <text:p>Ulmus</text:p>
          </table:table-cell>
          <table:table-cell office:value-type="string" calcext:value-type="string">
            <text:p>Artemisia</text:p>
          </table:table-cell>
          <table:table-cell office:value-type="string" calcext:value-type="string">
            <text:p>Calluna</text:p>
          </table:table-cell>
          <table:table-cell office:value-type="string" calcext:value-type="string">
            <text:p>Cerealia</text:p>
          </table:table-cell>
          <table:table-cell office:value-type="string" calcext:value-type="string">
            <text:p>Cyperaceae</text:p>
          </table:table-cell>
          <table:table-cell office:value-type="string" calcext:value-type="string">
            <text:p>Plantago.lanceolata</text:p>
          </table:table-cell>
          <table:table-cell office:value-type="string" calcext:value-type="string">
            <text:p>Rumex.acetosella</text:p>
          </table:table-cell>
          <table:table-cell office:value-type="string" calcext:value-type="string">
            <text:p>Secale</text:p>
          </table:table-cell>
          <table:table-cell office:value-type="string" calcext:value-type="string">
            <text:p>Gramineae</text:p>
          </table:table-cell>
          <table:table-cell table:number-columns-repeated="1005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819" calcext:value-type="float">
            <text:p>819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005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11" calcext:value-type="float">
            <text:p>811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1005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01" calcext:value-type="float">
            <text:p>80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100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07" calcext:value-type="float">
            <text:p>80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1005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11" calcext:value-type="float">
            <text:p>81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1005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75" calcext:value-type="float">
            <text:p>77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1005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36" calcext:value-type="float">
            <text:p>73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1005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72" calcext:value-type="float">
            <text:p>772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1005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01" calcext:value-type="float">
            <text:p>801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1005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27" calcext:value-type="float">
            <text:p>72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1005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59" calcext:value-type="float">
            <text:p>659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05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02" calcext:value-type="float">
            <text:p>702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1005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38" calcext:value-type="float">
            <text:p>738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05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89" calcext:value-type="float">
            <text:p>689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31" calcext:value-type="float">
            <text:p>631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05"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91" calcext:value-type="float">
            <text:p>69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48" calcext:value-type="float">
            <text:p>748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05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36" calcext:value-type="float">
            <text:p>736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05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25" calcext:value-type="float">
            <text:p>725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05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72" calcext:value-type="float">
            <text:p>77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05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05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200" calcext:value-type="float">
            <text:p>2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98" calcext:value-type="float">
            <text:p>698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05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323" calcext:value-type="float">
            <text:p>3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92" calcext:value-type="float">
            <text:p>59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float" office:value="190" calcext:value-type="float">
            <text:p>1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26" calcext:value-type="float">
            <text:p>72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05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70" calcext:value-type="float">
            <text:p>87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05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1" office:value-type="float" office:value="119" calcext:value-type="float">
            <text:p>11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13" calcext:value-type="float">
            <text:p>71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05"/>
        </table:table-row>
        <table:table-row table:style-name="ro1"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46" calcext:value-type="float">
            <text:p>546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1005"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style-name="ce1" office:value-type="float" office:value="124" calcext:value-type="float">
            <text:p>12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96" calcext:value-type="float">
            <text:p>596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1005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59" calcext:value-type="float">
            <text:p>659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1005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77" calcext:value-type="float">
            <text:p>677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1005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694" calcext:value-type="float">
            <text:p>694</text:p>
          </table:table-cell>
          <table:table-cell table:style-name="ce1" office:value-type="float" office:value="114" calcext:value-type="float">
            <text:p>11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1005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673" calcext:value-type="float">
            <text:p>673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1005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1005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22" calcext:value-type="float">
            <text:p>522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1005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129" calcext:value-type="float">
            <text:p>129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99" calcext:value-type="float">
            <text:p>399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1005"/>
        </table:table-row>
        <table:table-row table:style-name="ro1"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03" calcext:value-type="float">
            <text:p>503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1005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4" calcext:value-type="float">
            <text:p>604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1005"/>
        </table:table-row>
        <table:table-row table:style-name="ro1"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01" calcext:value-type="float">
            <text:p>601</text:p>
          </table:table-cell>
          <table:table-cell table:style-name="ce1" office:value-type="float" office:value="136" calcext:value-type="float">
            <text:p>136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1005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98" calcext:value-type="float">
            <text:p>598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1005"/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45" calcext:value-type="float">
            <text:p>545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1005"/>
        </table:table-row>
        <table:table-row table:style-name="ro1"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484" calcext:value-type="float">
            <text:p>484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1005"/>
        </table:table-row>
        <table:table-row table:style-name="ro1"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06" calcext:value-type="float">
            <text:p>506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1005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29" calcext:value-type="float">
            <text:p>529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1005"/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88" calcext:value-type="float">
            <text:p>488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1005"/>
        </table:table-row>
        <table:table-row table:style-name="ro1"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55" calcext:value-type="float">
            <text:p>455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05"/>
        </table:table-row>
        <table:table-row table:style-name="ro1"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1005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27" calcext:value-type="float">
            <text:p>327</text:p>
          </table:table-cell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1005"/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69" calcext:value-type="float">
            <text:p>369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1005"/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1005"/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454" calcext:value-type="float">
            <text:p>454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1005"/>
        </table:table-row>
        <table:table-row table:style-name="ro1"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05"/>
        </table:table-row>
        <table:table-row table:style-name="ro1"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06" calcext:value-type="float">
            <text:p>506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1005"/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524" calcext:value-type="float">
            <text:p>524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100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78" calcext:value-type="float">
            <text:p>478</text:p>
          </table:table-cell>
          <table:table-cell office:value-type="float" office:value="167" calcext:value-type="float">
            <text:p>16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05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23" calcext:value-type="float">
            <text:p>12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38" calcext:value-type="float">
            <text:p>438</text:p>
          </table:table-cell>
          <table:table-cell office:value-type="float" office:value="153" calcext:value-type="float">
            <text:p>15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0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472" calcext:value-type="float">
            <text:p>472</text:p>
          </table:table-cell>
          <table:table-cell office:value-type="float" office:value="162" calcext:value-type="float">
            <text:p>16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100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14" calcext:value-type="float">
            <text:p>514</text:p>
          </table:table-cell>
          <table:table-cell office:value-type="float" office:value="172" calcext:value-type="float">
            <text:p>17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100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22" calcext:value-type="float">
            <text:p>522</text:p>
          </table:table-cell>
          <table:table-cell office:value-type="float" office:value="143" calcext:value-type="float">
            <text:p>14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1005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29" calcext:value-type="float">
            <text:p>529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1005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18" calcext:value-type="float">
            <text:p>518</text:p>
          </table:table-cell>
          <table:table-cell office:value-type="float" office:value="123" calcext:value-type="float">
            <text:p>12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1005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505" calcext:value-type="float">
            <text:p>505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1005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36" calcext:value-type="float">
            <text:p>436</text:p>
          </table:table-cell>
          <table:table-cell office:value-type="float" office:value="164" calcext:value-type="float">
            <text:p>16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05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376" calcext:value-type="float">
            <text:p>376</text:p>
          </table:table-cell>
          <table:table-cell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1005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94" calcext:value-type="float">
            <text:p>394</text:p>
          </table:table-cell>
          <table:table-cell office:value-type="float" office:value="200" calcext:value-type="float">
            <text:p>20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1005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10" calcext:value-type="float">
            <text:p>410</text:p>
          </table:table-cell>
          <table:table-cell office:value-type="float" office:value="204" calcext:value-type="float">
            <text:p>20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1005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81" calcext:value-type="float">
            <text:p>381</text:p>
          </table:table-cell>
          <table:table-cell office:value-type="float" office:value="189" calcext:value-type="float">
            <text:p>189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05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44" calcext:value-type="float">
            <text:p>344</text:p>
          </table:table-cell>
          <table:table-cell office:value-type="float" office:value="169" calcext:value-type="float">
            <text:p>16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1005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18" calcext:value-type="float">
            <text:p>318</text:p>
          </table:table-cell>
          <table:table-cell office:value-type="float" office:value="170" calcext:value-type="float">
            <text:p>17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1005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97" calcext:value-type="float">
            <text:p>297</text:p>
          </table:table-cell>
          <table:table-cell office:value-type="float" office:value="171" calcext:value-type="float">
            <text:p>17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05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21" calcext:value-type="float">
            <text:p>321</text:p>
          </table:table-cell>
          <table:table-cell office:value-type="float" office:value="175" calcext:value-type="float">
            <text:p>17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05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 office:value-type="float" office:value="180" calcext:value-type="float">
            <text:p>180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1005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41" calcext:value-type="float">
            <text:p>341</text:p>
          </table:table-cell>
          <table:table-cell office:value-type="float" office:value="179" calcext:value-type="float">
            <text:p>179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05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35" calcext:value-type="float">
            <text:p>335</text:p>
          </table:table-cell>
          <table:table-cell office:value-type="float" office:value="177" calcext:value-type="float">
            <text:p>177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05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09" calcext:value-type="float">
            <text:p>309</text:p>
          </table:table-cell>
          <table:table-cell office:value-type="float" office:value="178" calcext:value-type="float">
            <text:p>178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1005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85" calcext:value-type="float">
            <text:p>285</text:p>
          </table:table-cell>
          <table:table-cell office:value-type="float" office:value="178" calcext:value-type="float">
            <text:p>178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1005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66" calcext:value-type="float">
            <text:p>266</text:p>
          </table:table-cell>
          <table:table-cell office:value-type="float" office:value="213" calcext:value-type="float">
            <text:p>213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1005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246" calcext:value-type="float">
            <text:p>246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1005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82" calcext:value-type="float">
            <text:p>282</text:p>
          </table:table-cell>
          <table:table-cell office:value-type="float" office:value="224" calcext:value-type="float">
            <text:p>224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100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  <table:table-cell office:value-type="float" office:value="203" calcext:value-type="float">
            <text:p>203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1005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309" calcext:value-type="float">
            <text:p>309</text:p>
          </table:table-cell>
          <table:table-cell office:value-type="float" office:value="210" calcext:value-type="float">
            <text:p>210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05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02" calcext:value-type="float">
            <text:p>302</text:p>
          </table:table-cell>
          <table:table-cell office:value-type="float" office:value="218" calcext:value-type="float">
            <text:p>218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1005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06" calcext:value-type="float">
            <text:p>306</text:p>
          </table:table-cell>
          <table:table-cell office:value-type="float" office:value="195" calcext:value-type="float">
            <text:p>19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float" office:value="174" calcext:value-type="float">
            <text:p>174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005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304" calcext:value-type="float">
            <text:p>304</text:p>
          </table:table-cell>
          <table:table-cell office:value-type="float" office:value="191" calcext:value-type="float">
            <text:p>191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1005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98" calcext:value-type="float">
            <text:p>298</text:p>
          </table:table-cell>
          <table:table-cell office:value-type="float" office:value="209" calcext:value-type="float">
            <text:p>209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1005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39" calcext:value-type="float">
            <text:p>339</text:p>
          </table:table-cell>
          <table:table-cell office:value-type="float" office:value="203" calcext:value-type="float">
            <text:p>203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1005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77" calcext:value-type="float">
            <text:p>377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005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50" calcext:value-type="float">
            <text:p>350</text:p>
          </table:table-cell>
          <table:table-cell office:value-type="float" office:value="236" calcext:value-type="float">
            <text:p>236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  <table:table-cell office:value-type="float" office:value="275" calcext:value-type="float">
            <text:p>275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100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93" calcext:value-type="float">
            <text:p>393</text:p>
          </table:table-cell>
          <table:table-cell office:value-type="float" office:value="218" calcext:value-type="float">
            <text:p>218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05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65" calcext:value-type="float">
            <text:p>465</text:p>
          </table:table-cell>
          <table:table-cell office:value-type="float" office:value="161" calcext:value-type="float">
            <text:p>161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0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411" calcext:value-type="float">
            <text:p>411</text:p>
          </table:table-cell>
          <table:table-cell office:value-type="float" office:value="173" calcext:value-type="float">
            <text:p>173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54" calcext:value-type="float">
            <text:p>354</text:p>
          </table:table-cell>
          <table:table-cell office:value-type="float" office:value="186" calcext:value-type="float">
            <text:p>186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1005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30" calcext:value-type="float">
            <text:p>330</text:p>
          </table:table-cell>
          <table:table-cell office:value-type="float" office:value="192" calcext:value-type="float">
            <text:p>192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1005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1005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44" calcext:value-type="float">
            <text:p>344</text:p>
          </table:table-cell>
          <table:table-cell office:value-type="float" office:value="181" calcext:value-type="float">
            <text:p>181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378" calcext:value-type="float">
            <text:p>378</text:p>
          </table:table-cell>
          <table:table-cell office:value-type="float" office:value="165" calcext:value-type="float">
            <text:p>16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005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63" calcext:value-type="float">
            <text:p>363</text:p>
          </table:table-cell>
          <table:table-cell office:value-type="float" office:value="144" calcext:value-type="float">
            <text:p>14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005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005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83" calcext:value-type="float">
            <text:p>383</text:p>
          </table:table-cell>
          <table:table-cell office:value-type="float" office:value="129" calcext:value-type="float">
            <text:p>12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005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20" calcext:value-type="float">
            <text:p>420</text:p>
          </table:table-cell>
          <table:table-cell office:value-type="float" office:value="132" calcext:value-type="float">
            <text:p>13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005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30" calcext:value-type="float">
            <text:p>430</text:p>
          </table:table-cell>
          <table:table-cell office:value-type="float" office:value="137" calcext:value-type="float">
            <text:p>137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005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35" calcext:value-type="float">
            <text:p>535</text:p>
          </table:table-cell>
          <table:table-cell office:value-type="float" office:value="111" calcext:value-type="float">
            <text:p>11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1005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25" calcext:value-type="float">
            <text:p>625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05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92" calcext:value-type="float">
            <text:p>592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005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57" calcext:value-type="float">
            <text:p>557</text:p>
          </table:table-cell>
          <table:table-cell office:value-type="float" office:value="119" calcext:value-type="float">
            <text:p>11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1005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459" calcext:value-type="float">
            <text:p>459</text:p>
          </table:table-cell>
          <table:table-cell office:value-type="float" office:value="136" calcext:value-type="float">
            <text:p>1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1005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348" calcext:value-type="float">
            <text:p>348</text:p>
          </table:table-cell>
          <table:table-cell office:value-type="float" office:value="155" calcext:value-type="float">
            <text:p>155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0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417" calcext:value-type="float">
            <text:p>417</text:p>
          </table:table-cell>
          <table:table-cell office:value-type="float" office:value="132" calcext:value-type="float">
            <text:p>132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100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73" calcext:value-type="float">
            <text:p>473</text:p>
          </table:table-cell>
          <table:table-cell office:value-type="float" office:value="114" calcext:value-type="float">
            <text:p>114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005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96" calcext:value-type="float">
            <text:p>496</text:p>
          </table:table-cell>
          <table:table-cell office:value-type="float" office:value="103" calcext:value-type="float">
            <text:p>103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05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17" calcext:value-type="float">
            <text:p>517</text:p>
          </table:table-cell>
          <table:table-cell office:value-type="float" office:value="92" calcext:value-type="float">
            <text:p>92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05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10" calcext:value-type="float">
            <text:p>510</text:p>
          </table:table-cell>
          <table:table-cell office:value-type="float" office:value="98" calcext:value-type="float">
            <text:p>98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1005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502" calcext:value-type="float">
            <text:p>502</text:p>
          </table:table-cell>
          <table:table-cell office:value-type="float" office:value="105" calcext:value-type="float">
            <text:p>10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05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76" calcext:value-type="float">
            <text:p>476</text:p>
          </table:table-cell>
          <table:table-cell office:value-type="float" office:value="117" calcext:value-type="float">
            <text:p>117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1005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54" calcext:value-type="float">
            <text:p>454</text:p>
          </table:table-cell>
          <table:table-cell office:value-type="float" office:value="129" calcext:value-type="float">
            <text:p>129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100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99" calcext:value-type="float">
            <text:p>499</text:p>
          </table:table-cell>
          <table:table-cell office:value-type="float" office:value="117" calcext:value-type="float">
            <text:p>11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1005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43" calcext:value-type="float">
            <text:p>543</text:p>
          </table:table-cell>
          <table:table-cell office:value-type="float" office:value="105" calcext:value-type="float">
            <text:p>10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1005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84" calcext:value-type="float">
            <text:p>484</text:p>
          </table:table-cell>
          <table:table-cell office:value-type="float" office:value="127" calcext:value-type="float">
            <text:p>12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1005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 office:value-type="float" office:value="149" calcext:value-type="float">
            <text:p>14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149" calcext:value-type="float">
            <text:p>149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00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1005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72" calcext:value-type="float">
            <text:p>472</text:p>
          </table:table-cell>
          <table:table-cell office:value-type="float" office:value="159" calcext:value-type="float">
            <text:p>159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30" calcext:value-type="float">
            <text:p>430</text:p>
          </table:table-cell>
          <table:table-cell office:value-type="float" office:value="169" calcext:value-type="float">
            <text:p>169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100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55" calcext:value-type="float">
            <text:p>455</text:p>
          </table:table-cell>
          <table:table-cell office:value-type="float" office:value="156" calcext:value-type="float">
            <text:p>156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100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482" calcext:value-type="float">
            <text:p>482</text:p>
          </table:table-cell>
          <table:table-cell office:value-type="float" office:value="142" calcext:value-type="float">
            <text:p>14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1005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66" calcext:value-type="float">
            <text:p>466</text:p>
          </table:table-cell>
          <table:table-cell office:value-type="float" office:value="157" calcext:value-type="float">
            <text:p>157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100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50" calcext:value-type="float">
            <text:p>450</text:p>
          </table:table-cell>
          <table:table-cell office:value-type="float" office:value="171" calcext:value-type="float">
            <text:p>171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1005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83" calcext:value-type="float">
            <text:p>483</text:p>
          </table:table-cell>
          <table:table-cell office:value-type="float" office:value="145" calcext:value-type="float">
            <text:p>145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1005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519" calcext:value-type="float">
            <text:p>519</text:p>
          </table:table-cell>
          <table:table-cell office:value-type="float" office:value="117" calcext:value-type="float">
            <text:p>117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1005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39" calcext:value-type="float">
            <text:p>539</text:p>
          </table:table-cell>
          <table:table-cell office:value-type="float" office:value="124" calcext:value-type="float">
            <text:p>12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100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58" calcext:value-type="float">
            <text:p>558</text:p>
          </table:table-cell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100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48" calcext:value-type="float">
            <text:p>448</text:p>
          </table:table-cell>
          <table:table-cell office:value-type="float" office:value="161" calcext:value-type="float">
            <text:p>161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1005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42" calcext:value-type="float">
            <text:p>342</text:p>
          </table:table-cell>
          <table:table-cell office:value-type="float" office:value="191" calcext:value-type="float">
            <text:p>191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1005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79" calcext:value-type="float">
            <text:p>379</text:p>
          </table:table-cell>
          <table:table-cell office:value-type="float" office:value="162" calcext:value-type="float">
            <text:p>162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100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417" calcext:value-type="float">
            <text:p>417</text:p>
          </table:table-cell>
          <table:table-cell office:value-type="float" office:value="132" calcext:value-type="float">
            <text:p>132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1005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367" calcext:value-type="float">
            <text:p>367</text:p>
          </table:table-cell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1005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  <table:table-cell office:value-type="float" office:value="168" calcext:value-type="float">
            <text:p>168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1005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40" calcext:value-type="float">
            <text:p>340</text:p>
          </table:table-cell>
          <table:table-cell office:value-type="float" office:value="167" calcext:value-type="float">
            <text:p>167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1005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office:value-type="float" office:value="165" calcext:value-type="float">
            <text:p>165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100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78" calcext:value-type="float">
            <text:p>378</text:p>
          </table:table-cell>
          <table:table-cell office:value-type="float" office:value="154" calcext:value-type="float">
            <text:p>154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05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94" calcext:value-type="float">
            <text:p>394</text:p>
          </table:table-cell>
          <table:table-cell office:value-type="float" office:value="143" calcext:value-type="float">
            <text:p>143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50" calcext:value-type="float">
            <text:p>450</text:p>
          </table:table-cell>
          <table:table-cell office:value-type="float" office:value="129" calcext:value-type="float">
            <text:p>129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00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06" calcext:value-type="float">
            <text:p>506</text:p>
          </table:table-cell>
          <table:table-cell office:value-type="float" office:value="115" calcext:value-type="float">
            <text:p>115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1005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07" calcext:value-type="float">
            <text:p>507</text:p>
          </table:table-cell>
          <table:table-cell office:value-type="float" office:value="124" calcext:value-type="float">
            <text:p>124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08" calcext:value-type="float">
            <text:p>508</text:p>
          </table:table-cell>
          <table:table-cell office:value-type="float" office:value="132" calcext:value-type="float">
            <text:p>132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0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11" calcext:value-type="float">
            <text:p>511</text:p>
          </table:table-cell>
          <table:table-cell office:value-type="float" office:value="129" calcext:value-type="float">
            <text:p>129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00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14" calcext:value-type="float">
            <text:p>514</text:p>
          </table:table-cell>
          <table:table-cell office:value-type="float" office:value="127" calcext:value-type="float">
            <text:p>127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1005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58" calcext:value-type="float">
            <text:p>558</text:p>
          </table:table-cell>
          <table:table-cell office:value-type="float" office:value="113" calcext:value-type="float">
            <text:p>113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03" calcext:value-type="float">
            <text:p>603</text:p>
          </table:table-cell>
          <table:table-cell office:value-type="float" office:value="99" calcext:value-type="float">
            <text:p>99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05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66" calcext:value-type="float">
            <text:p>566</text:p>
          </table:table-cell>
          <table:table-cell office:value-type="float" office:value="106" calcext:value-type="float">
            <text:p>106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113" calcext:value-type="float">
            <text:p>11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1005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office:value-type="float" office:value="126" calcext:value-type="float">
            <text:p>12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38" calcext:value-type="float">
            <text:p>138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100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33" calcext:value-type="float">
            <text:p>133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1005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51" calcext:value-type="float">
            <text:p>551</text:p>
          </table:table-cell>
          <table:table-cell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100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 office:value-type="float" office:value="118" calcext:value-type="float">
            <text:p>118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100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89" calcext:value-type="float">
            <text:p>589</text:p>
          </table:table-cell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1005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35" calcext:value-type="float">
            <text:p>535</text:p>
          </table:table-cell>
          <table:table-cell office:value-type="float" office:value="116" calcext:value-type="float">
            <text:p>116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100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121" calcext:value-type="float">
            <text:p>121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05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14" calcext:value-type="float">
            <text:p>514</text:p>
          </table:table-cell>
          <table:table-cell office:value-type="float" office:value="118" calcext:value-type="float">
            <text:p>118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1005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44" calcext:value-type="float">
            <text:p>544</text:p>
          </table:table-cell>
          <table:table-cell office:value-type="float" office:value="114" calcext:value-type="float">
            <text:p>1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00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101" calcext:value-type="float">
            <text:p>101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100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6" calcext:value-type="float">
            <text:p>656</text:p>
          </table:table-cell>
          <table:table-cell office:value-type="float" office:value="87" calcext:value-type="float">
            <text:p>87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00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2" calcext:value-type="float">
            <text:p>652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100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8" calcext:value-type="float">
            <text:p>648</text:p>
          </table:table-cell>
          <table:table-cell office:value-type="float" office:value="93" calcext:value-type="float">
            <text:p>9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100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100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3" calcext:value-type="float">
            <text:p>723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100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7" calcext:value-type="float">
            <text:p>707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100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2" calcext:value-type="float">
            <text:p>692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6" calcext:value-type="float">
            <text:p>656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100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100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3" calcext:value-type="float">
            <text:p>633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" calcext:value-type="float">
            <text:p>647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100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1" calcext:value-type="float">
            <text:p>681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100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0" calcext:value-type="float">
            <text:p>71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00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100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number-columns-repeated="100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1" calcext:value-type="float">
            <text:p>59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0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8" calcext:value-type="float">
            <text:p>698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100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1" calcext:value-type="float">
            <text:p>68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100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100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100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" calcext:value-type="float">
            <text:p>66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8" calcext:value-type="float">
            <text:p>67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2" calcext:value-type="float">
            <text:p>69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3" calcext:value-type="float">
            <text:p>70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14" calcext:value-type="float">
            <text:p>714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6" calcext:value-type="float">
            <text:p>726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7" calcext:value-type="float">
            <text:p>737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6" calcext:value-type="float">
            <text:p>696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8" calcext:value-type="float">
            <text:p>64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100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100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4" calcext:value-type="float">
            <text:p>74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100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1" calcext:value-type="float">
            <text:p>74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7" calcext:value-type="float">
            <text:p>73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5" calcext:value-type="float">
            <text:p>76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" calcext:value-type="float">
            <text:p>79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2" calcext:value-type="float">
            <text:p>86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17" calcext:value-type="float">
            <text:p>91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10" calcext:value-type="float">
            <text:p>9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100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3" calcext:value-type="float">
            <text:p>90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3" calcext:value-type="float">
            <text:p>88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4" calcext:value-type="float">
            <text:p>86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1" calcext:value-type="float">
            <text:p>87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8" calcext:value-type="float">
            <text:p>87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18" calcext:value-type="float">
            <text:p>9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2" calcext:value-type="float">
            <text:p>9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31" calcext:value-type="float">
            <text:p>9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8" calcext:value-type="float">
            <text:p>90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33" calcext:value-type="float">
            <text:p>9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8" calcext:value-type="float">
            <text:p>95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9" calcext:value-type="float">
            <text:p>94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1" calcext:value-type="float">
            <text:p>94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4" calcext:value-type="float">
            <text:p>9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00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5" calcext:value-type="float">
            <text:p>9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9" calcext:value-type="float">
            <text:p>90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13" calcext:value-type="float">
            <text:p>91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0" calcext:value-type="float">
            <text:p>9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06" calcext:value-type="float">
            <text:p>9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3" calcext:value-type="float">
            <text:p>9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0" calcext:value-type="float">
            <text:p>9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4" calcext:value-type="float">
            <text:p>9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8" calcext:value-type="float">
            <text:p>9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35" calcext:value-type="float">
            <text:p>93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2" calcext:value-type="float">
            <text:p>96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6" calcext:value-type="float">
            <text:p>95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7" calcext:value-type="float">
            <text:p>9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3" calcext:value-type="float">
            <text:p>90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3" calcext:value-type="float">
            <text:p>9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3" calcext:value-type="float">
            <text:p>9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3" calcext:value-type="float">
            <text:p>9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2" calcext:value-type="float">
            <text:p>9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2" calcext:value-type="float">
            <text:p>90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2" calcext:value-type="float">
            <text:p>90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35" calcext:value-type="float">
            <text:p>93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9" calcext:value-type="float">
            <text:p>96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69" calcext:value-type="float">
            <text:p>96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69" calcext:value-type="float">
            <text:p>96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6" calcext:value-type="float">
            <text:p>9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3" calcext:value-type="float">
            <text:p>94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1" calcext:value-type="float">
            <text:p>9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6" calcext:value-type="float">
            <text:p>89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1" calcext:value-type="float">
            <text:p>89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5" calcext:value-type="float">
            <text:p>88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0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9" calcext:value-type="float">
            <text:p>66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0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0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7" calcext:value-type="float">
            <text:p>51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9" calcext:value-type="float">
            <text:p>56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0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9" calcext:value-type="float">
            <text:p>66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6" calcext:value-type="float">
            <text:p>75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0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0" calcext:value-type="float">
            <text:p>79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4" calcext:value-type="float">
            <text:p>82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9" calcext:value-type="float">
            <text:p>75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100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0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6" calcext:value-type="float">
            <text:p>75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1" calcext:value-type="float">
            <text:p>83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1005"/>
        </table:table-row>
        <table:table-row table:style-name="ro1" table:number-rows-repeated="10483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SK_20_Counts" style:display-name="PageStyle_TSK Coun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mand Persönlich</meta:initial-creator>
    <dc:creator>Jemand Persönlich</dc:creator>
    <meta:creation-date>2016-07-04T06:30:50</meta:creation-date>
    <dc:date>2017-05-23T08:43:14</dc:date>
    <meta:editing-duration>P0D</meta:editing-duration>
    <meta:generator>LibreOffice/6.0.0.2$Windows_X86_64 LibreOffice_project/06b618bb6f431d27fd2def25aa19c833e29b61cd</meta:generator>
    <meta:document-statistic meta:table-count="1" meta:cell-count="4940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